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10-0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12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636" calcext:value-type="float">
            <text:p>3.31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13406896552" calcext:value-type="float">
            <text:p>3.30613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1912" calcext:value-type="float">
            <text:p>3.33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94703448276" calcext:value-type="float">
            <text:p>3.35994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5716" calcext:value-type="float">
            <text:p>3.31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9576" calcext:value-type="float">
            <text:p>3.29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5336" calcext:value-type="float">
            <text:p>3.32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00077419355" calcext:value-type="float">
            <text:p>3.3000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5944" calcext:value-type="float">
            <text:p>3.28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83535483871" calcext:value-type="float">
            <text:p>3.303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97489655172" calcext:value-type="float">
            <text:p>3.30697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21883870968" calcext:value-type="float">
            <text:p>3.2872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75303225806" calcext:value-type="float">
            <text:p>3.4317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9128" calcext:value-type="float">
            <text:p>3.46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44584" calcext:value-type="float">
            <text:p>3.4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6332" calcext:value-type="float">
            <text:p>3.567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66193548387" calcext:value-type="float">
            <text:p>3.624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382322580645" calcext:value-type="float">
            <text:p>3.673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1824" calcext:value-type="float">
            <text:p>3.6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393316129032" calcext:value-type="float">
            <text:p>3.643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12689655172" calcext:value-type="float">
            <text:p>3.7611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36428571429" calcext:value-type="float">
            <text:p>3.89436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403690322581" calcext:value-type="float">
            <text:p>3.884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93948387097" calcext:value-type="float">
            <text:p>4.0509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371972413793" calcext:value-type="float">
            <text:p>4.0637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85961290323" calcext:value-type="float">
            <text:p>4.087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25544" calcext:value-type="float">
            <text:p>4.23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89109677419" calcext:value-type="float">
            <text:p>4.3028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15380645161" calcext:value-type="float">
            <text:p>4.217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1484" calcext:value-type="float">
            <text:p>4.15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1695483871" calcext:value-type="float">
            <text:p>4.134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356" calcext:value-type="float">
            <text:p>4.11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344941935484" calcext:value-type="float">
            <text:p>4.1734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11028571429" calcext:value-type="float">
            <text:p>4.1481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83122580645" calcext:value-type="float">
            <text:p>4.1188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3668" calcext:value-type="float">
            <text:p>4.052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6272" calcext:value-type="float">
            <text:p>4.0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163070967742" calcext:value-type="float">
            <text:p>4.0016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9836" calcext:value-type="float">
            <text:p>4.13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88335483871" calcext:value-type="float">
            <text:p>4.068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80632258065" calcext:value-type="float">
            <text:p>4.1408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2208" calcext:value-type="float">
            <text:p>4.02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25135483871" calcext:value-type="float">
            <text:p>3.965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2824" calcext:value-type="float">
            <text:p>4.0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69883870968" calcext:value-type="float">
            <text:p>4.079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86828571429" calcext:value-type="float">
            <text:p>4.11686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79019354839" calcext:value-type="float">
            <text:p>4.0977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45264516129" calcext:value-type="float">
            <text:p>4.3344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5824" calcext:value-type="float">
            <text:p>4.32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174580645161" calcext:value-type="float">
            <text:p>4.381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7896" calcext:value-type="float">
            <text:p>4.4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54709677419" calcext:value-type="float">
            <text:p>4.598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431329032258" calcext:value-type="float">
            <text:p>4.6943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4536" calcext:value-type="float">
            <text:p>4.59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59974193548" calcext:value-type="float">
            <text:p>4.589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6672" calcext:value-type="float">
            <text:p>4.60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3416" calcext:value-type="float">
            <text:p>4.58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90289655172" calcext:value-type="float">
            <text:p>4.63590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99470967742" calcext:value-type="float">
            <text:p>4.6279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209212903226" calcext:value-type="float">
            <text:p>4.842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64672" calcext:value-type="float">
            <text:p>4.90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32025806452" calcext:value-type="float">
            <text:p>5.0573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95352" calcext:value-type="float">
            <text:p>5.06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2752" calcext:value-type="float">
            <text:p>5.14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65238709677" calcext:value-type="float">
            <text:p>4.961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65024" calcext:value-type="float">
            <text:p>5.0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74296774194" calcext:value-type="float">
            <text:p>5.1087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03048" calcext:value-type="float">
            <text:p>5.08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9535483871" calcext:value-type="float">
            <text:p>5.072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16142857143" calcext:value-type="float">
            <text:p>5.0471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13122580645" calcext:value-type="float">
            <text:p>4.9951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65161290323" calcext:value-type="float">
            <text:p>5.090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04689655172" calcext:value-type="float">
            <text:p>5.02604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33470967742" calcext:value-type="float">
            <text:p>5.062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960524137931" calcext:value-type="float">
            <text:p>5.03960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41729032258" calcext:value-type="float">
            <text:p>5.1454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031612903226" calcext:value-type="float">
            <text:p>5.110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7304" calcext:value-type="float">
            <text:p>5.13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54709677419" calcext:value-type="float">
            <text:p>5.360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95188" calcext:value-type="float">
            <text:p>5.64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695483870968" calcext:value-type="float">
            <text:p>5.7469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63528571429" calcext:value-type="float">
            <text:p>5.681635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286012903226" calcext:value-type="float">
            <text:p>5.6528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20553846154" calcext:value-type="float">
            <text:p>5.80620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4944" calcext:value-type="float">
            <text:p>5.7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840861538462" calcext:value-type="float">
            <text:p>5.84840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73488" calcext:value-type="float">
            <text:p>5.940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826" calcext:value-type="float">
            <text:p>5.846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40892307692" calcext:value-type="float">
            <text:p>5.61640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801264" calcext:value-type="float">
            <text:p>5.618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730112" calcext:value-type="float">
            <text:p>5.777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18514285714" calcext:value-type="float">
            <text:p>5.7811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69733333333" calcext:value-type="float">
            <text:p>8.2886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10742857143" calcext:value-type="float">
            <text:p>5.7581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32" meta:object-count="0"/>
    <meta:user-defined meta:name="AppVersion">3.0</meta:user-defined>
  </office:meta>
</office:document-meta>
</file>